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nux Biolinum G" fo:font-size="18pt" style:text-underline-style="solid" style:text-underline-width="auto" style:text-underline-color="font-color" fo:font-weight="bold" officeooo:rsid="0004a708" officeooo:paragraph-rsid="0004a708" style:font-size-asian="15.75pt" style:font-weight-asian="bold" style:font-size-complex="18pt" style:font-weight-complex="bold"/>
    </style:style>
    <style:style style:name="P2" style:family="paragraph" style:parent-style-name="Standard">
      <style:paragraph-properties fo:text-align="start" style:justify-single-word="false"/>
      <style:text-properties officeooo:rsid="0004a708" officeooo:paragraph-rsid="0004a708"/>
    </style:style>
    <style:style style:name="P3" style:family="paragraph" style:parent-style-name="Standard">
      <style:paragraph-properties fo:text-align="start" style:justify-single-word="false"/>
      <style:text-properties fo:font-weight="normal" officeooo:rsid="0004a708" officeooo:paragraph-rsid="0004a708" style:font-weight-asian="normal" style:font-weight-complex="normal"/>
    </style:style>
    <style:style style:name="P4" style:family="paragraph" style:parent-style-name="Standard">
      <style:paragraph-properties fo:text-align="start" style:justify-single-word="false"/>
      <style:text-properties fo:font-weight="normal" officeooo:rsid="00062824" officeooo:paragraph-rsid="00062824" style:font-weight-asian="normal" style:font-weight-complex="normal"/>
    </style:style>
    <style:style style:name="P5" style:family="paragraph" style:parent-style-name="Standard">
      <style:paragraph-properties fo:text-align="start" style:justify-single-word="false"/>
      <style:text-properties style:font-name="Linux Biolinum G" fo:font-size="12pt" style:text-underline-style="none" fo:font-weight="normal" officeooo:rsid="0004a708" officeooo:paragraph-rsid="0004a70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nux Biolinum G" fo:font-size="12pt" style:text-underline-style="none" fo:font-weight="normal" officeooo:rsid="00062824" officeooo:paragraph-rsid="0006282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nux Biolinum G" fo:font-size="12pt" style:text-underline-style="none" fo:font-weight="normal" officeooo:rsid="000788dc" officeooo:paragraph-rsid="000788dc" style:font-size-asian="10.5pt" style:font-weight-asian="normal" style:font-size-complex="12pt" style:font-weight-complex="normal"/>
    </style:style>
    <style:style style:name="P8" style:family="paragraph" style:parent-style-name="Standard">
      <style:paragraph-properties fo:text-align="end" style:justify-single-word="false"/>
      <style:text-properties style:font-name="Linux Biolinum G" fo:font-size="12pt" style:text-underline-style="none" fo:font-weight="normal" officeooo:rsid="000b178a" officeooo:paragraph-rsid="000b178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nux Biolinum G" fo:font-size="12pt" style:text-underline-style="none" fo:font-weight="bold" officeooo:rsid="0004a708" officeooo:paragraph-rsid="0004a708" style:font-size-asian="10.5pt" style:font-weight-asian="bold" style:font-size-complex="12pt" style:font-weight-complex="bold"/>
    </style:style>
    <style:style style:name="T1" style:family="text">
      <style:text-properties style:font-name="Linux Biolinum G" fo:font-size="12pt" style:text-underline-style="none" fo:font-weight="normal" style:font-size-asian="10.5pt" style:font-weight-asian="normal" style:font-size-complex="12pt" style:font-weight-complex="normal"/>
    </style:style>
    <style:style style:name="T2" style:family="text">
      <style:text-properties style:font-name="Linux Biolinum G" fo:font-size="12pt" style:text-underline-style="none" fo:font-weight="bold" style:font-size-asian="10.5pt" style:font-weight-asian="bold" style:font-size-complex="12pt" style:font-weight-complex="bold"/>
    </style:style>
    <style:style style:name="T3" style:family="text">
      <style:text-properties style:font-name="Linux Biolinum G" fo:font-size="12pt" style:text-underline-style="none" style:font-size-asian="10.5pt" style:font-size-complex="12pt"/>
    </style:style>
    <style:style style:name="T4" style:family="text">
      <style:text-properties style:font-name="Linux Biolinum G" fo:font-size="12pt" style:text-underline-style="none" officeooo:rsid="000788dc" style:font-size-asian="10.5pt" style:font-size-complex="12pt"/>
    </style:style>
    <style:style style:name="T5" style:family="text">
      <style:text-properties style:text-position="super 58%" style:font-name="Linux Biolinum G" fo:font-size="12pt" style:text-underline-style="none"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DS (Sustainable development goals)</text:p>
      <text:p text:style-name="P1"/>
      <text:p text:style-name="P5">The Sustainable Development Goals, SDGs, represent basic principles to end poverty, protect the planet and ensure that all people enjoy peace and prosperity. They were created at the United Nations Conference on Sustainable Development, which took place in Rio de Janeiro in 2012.</text:p>
      <text:p text:style-name="P5"/>
      <text:p text:style-name="P2"><text:span text:style-name="T1">In my opinion, <text:s/>the most important ones are </text:span><text:span text:style-name="T2">Zero Hunger, Quality Education, Reduced Inequalities, Climate Action </text:span><text:span text:style-name="T1">and last but not least, </text:span><text:span text:style-name="T2">Peace, Justice and Strong Institutions.</text:span></text:p>
      <text:p text:style-name="P9"/>
      <text:p text:style-name="P3"><text:span text:style-name="T3">I have chosen </text:span><text:span text:style-name="T2">Climate Action</text:span><text:span text:style-name="T3">, because on one hand it is something we are concerned about but on the other hand we do not do much about it, we just look at other side. I am going to talk about this refering to my own country, Spain which is the 35</text:span><text:span text:style-name="T5">th</text:span><text:span text:style-name="T3"> place in the rank of countries which work against climate change.</text:span></text:p>
      <text:p text:style-name="P5"/>
      <text:p text:style-name="P6">Europe told us some years ago that we were reaching the limits of pollution and we had the obligation to work against this, Spain is doing several things:</text:p>
      <text:p text:style-name="P6"><text:tab/></text:p>
      <text:p text:style-name="P4"><text:span text:style-name="T3"><text:tab/>-Descarbonization : the energetic sector emits the 76% of the emisions in Spain, </text:span><text:span text:style-name="T4">s</text:span><text:span text:style-name="T3">o a law </text:span></text:p>
      <text:p text:style-name="P4"><text:span text:style-name="T3"><text:tab/><text:tab/>was approved </text:span><text:span text:style-name="T4">to</text:span><text:span text:style-name="T3"> close a lot of carbon mines and to stop giving them subventions. </text:span></text:p>
      <text:p text:style-name="P6"><text:tab/>-Renovable energies : Spain is very concerned about this and think we should change</text:p>
      <text:p text:style-name="P6"><text:tab/><text:tab/>a lot of energetic industries ways of working and to start using renovale energies </text:p>
      <text:p text:style-name="P6"><text:tab/><text:tab/>resources</text:p>
      <text:p text:style-name="P4"><text:span text:style-name="T3"><text:tab/>-</text:span><text:span text:style-name="T4">S</text:span><text:span text:style-name="T3">ustainable mobility, the law establishes that in 2040 the registration and sale of vehicles <text:tab/><text:tab/>that emit CO2 will not be allowed and measures will be put in place for the <text:tab/><text:tab/><text:tab/>penetration of electric transport. In this way, it is intended to reach 2050 with a <text:tab/><text:tab/>fleet of passenger cars and commercial vehicles without direct carbon dioxide <text:tab/><text:tab/><text:tab/>emissions.</text:span></text:p>
      <text:p text:style-name="P5"/>
      <text:p text:style-name="P7">Concluding I woud like to say I think a great way of getting free and clean energetic sources would be the implantation of more solar panels because in most of the Spain’s territory it is always sunny and quite hot, so it would be a great way to get a clean source of energy.</text:p>
      <text:p text:style-name="P5"/>
      <text:p text:style-name="P5"/>
      <text:p text:style-name="P5"/>
      <text:p text:style-name="P5"/>
      <text:p text:style-name="P8">Antonio J Montero Garcí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0-11-25T16:48:24.557000000</dc:date>
    <meta:editing-duration>PT5M22S</meta:editing-duration>
    <meta:editing-cycles>4</meta:editing-cycles>
    <meta:document-statistic meta:table-count="0" meta:image-count="0" meta:object-count="0" meta:page-count="1" meta:paragraph-count="14" meta:word-count="338" meta:character-count="1966" meta:non-whitespace-character-count="1617"/>
  </office:meta>
</office:document-meta>
</file>